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arability and Investment Attractiveness</text:p>
      <text:p text:style-name="Standard"/>
      <text:p text:style-name="Standard">SET THE SCENE.</text:p>
      <text:list xml:id="list5820511508408093533" text:style-name="L1">
        <text:list-item>
          <text:p text:style-name="P1">comparability is a stated goal of a financial accounting system</text:p>
        </text:list-item>
        <text:list-item>
          <text:p text:style-name="P1">An open question is whether investors like comparability</text:p>
        </text:list-item>
        <text:list-item>
          <text:p text:style-name="P1">Institutional investors are an important class of investors and are most likely to show preference for comparability so I use them</text:p>
        </text:list-item>
      </text:list>
      <text:p text:style-name="Standard"/>
      <text:p text:style-name="Standard">WHAT ARE YOU DOING?</text:p>
      <text:p text:style-name="Standard">In this study I examine the link between comparability and attractiveness of investment by institutions. </text:p>
      <text:p text:style-name="Standard"/>
      <text:p text:style-name="Standard">WHY DO WE CARE?</text:p>
      <text:p text:style-name="Standard"/>
      <text:p text:style-name="Standard">HOW DID YOU DO IT?</text:p>
      <text:p text:style-name="Standard"/>
      <text:p text:style-name="Standard">WHAT DID YOU FIND?</text:p>
      <text:p text:style-name="Standard"/>
      <text:p text:style-name="Standard"/>
      <text:p text:style-name="Standard">BACKGROUND AND MOTIVATION</text:p>
      <text:p text:style-name="Standard">While firm-level average or pairwise financial statement comparability has been investigated in other contexts, it is necessary to address the drivers and benefits of comparability at the aggregate industry level. This is because the notion of comparability is fundamentally an industry-level one, portfolio allocation and investment decisions are often made at this level, and firm-level results are not predestined to hold at a higher-level of aggregation.</text:p>
      <text:p text:style-name="Standard"/>
      <text:p text:style-name="Standard">OVERVIEW</text:p>
      <text:p text:style-name="Standard">Industries with a higher level of financial statement comparability among firms are more desirable to investors. </text:p>
      <text:p text:style-name="Standard"/>
      <text:p text:style-name="Standard">Mutual fund and institutional investor holdings are higher in more comparable industries.</text:p>
      <text:p text:style-name="Standard"/>
      <text:p text:style-name="Standard"/>
      <text:p text:style-name="Standard">One reason is that simple accounting-based valuation tools or more successful in more comparable industries.</text:p>
      <text:p text:style-name="Standard"/>
      <text:p text:style-name="Standard">Another reason is that analyst forecasts are more useful in more comparable industries.</text:p>
      <text:p text:style-name="Standard"/>
      <text:p text:style-name="Standard">In addition, earnings quality and managers disclosure activities play key roles in mediating the above effects.</text:p>
      <text:p text:style-name="Standard"/>
      <text:p text:style-name="Standard">LITERATURE REVIEW</text:p>
      <text:p text:style-name="Standard">What is comparability and what drives it?</text:p>
      <text:p text:style-name="Standard">What are the benefits of comparability?</text:p>
      <text:p text:style-name="Standard">Why is the level of institutional investment important?</text:p>
      <text:p text:style-name="Standard">What drives institutional investment?</text:p>
      <text:p text:style-name="Standard"/>
      <text:p text:style-name="Standard">Sources:</text:p>
      <text:p text:style-name="Standard">De Franco, Kothari, and Verdi (2011)</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ggie </meta:initial-creator>
    <meta:creation-date>2016-03-24T16:45:27.370262028</meta:creation-date>
    <dc:date>2016-04-05T21:39:29.01</dc:date>
    <dc:creator>Reginald Edwards</dc:creator>
    <meta:editing-duration>PT8H19M5S</meta:editing-duration>
    <meta:editing-cycles>5</meta:editing-cycles>
    <meta:generator>OpenOffice/4.0.1$Win32 OpenOffice.org_project/401m5$Build-9714</meta:generator>
    <meta:document-statistic meta:table-count="0" meta:image-count="0" meta:object-count="0" meta:page-count="2" meta:paragraph-count="25" meta:word-count="257" meta:character-count="1716"/>
  </office:meta>
</office:document-meta>
</file>